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0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lated Rate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Related Rat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ususally occurs when two functions of time have a relation to each other</text:p>
                <text:list>
                  <text:list-item>
                    <text:p>Like the radius of a circle and its area</text:p>
                  </text:list-item>
                  <text:list-item>
                    <text:p>Or the legs of a triangle and its hypotenuse</text:p>
                  </text:list-item>
                </text:list>
              </text:list-item>
              <text:list-item>
                <text:p>Let's try some problems to see how to solve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Rates Example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ides of a square increase at a rate of 1 cm/s</text:p>
                <text:list>
                  <text:list-item>
                    <text:p>What rate is the area increasing when the sides are 10 cm long?</text:p>
                  </text:list-item>
                  <text:list-item>
                    <text:p>What rate are the diagonals growing at the same tim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Rates Example 1</text:p>
          </draw:text-box>
        </draw:frame>
        <draw:frame presentation:style-name="pr4" draw:layer="layout" svg:width="25.199cm" svg:height="14.141cm" svg:x="1.4cm" svg:y="4.914cm" presentation:class="outline" presentation:user-transformed="true">
          <draw:text-box>
            <text:list text:style-name="L2">
              <text:list-item>
                <text:p>The sides of a square increase at a rate of 1 cm/s</text:p>
                <text:list>
                  <text:list-item>
                    <text:p>What rate is the area increasing when the sides are 10 cm long?</text:p>
                    <text:list>
                      <text:list-item>
                        <text:p>A(t) = x(t)^2</text:p>
                      </text:list-item>
                      <text:list-item>
                        <text:p>dA(t)/dt = 2 x(t) dx(t)/dt</text:p>
                      </text:list-item>
                      <text:list-item>
                        <text:p>dA(t)/dt = 2 (10 cm) (1 cm/s) = 20 cm^2/s</text:p>
                      </text:list-item>
                    </text:list>
                  </text:list-item>
                  <text:list-item>
                    <text:p>What rate are the diagonals growing at the same time?</text:p>
                    <text:list>
                      <text:list-item>
                        <text:p>D(t) = 2^(1/2) x(t)</text:p>
                      </text:list-item>
                      <text:list-item>
                        <text:p>D'(t) = 2^(1/2) x'(t) = 2^(1/2) (1 cm/s) = 2^(1/2) cm/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Rates Example 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the surface area of a sphereical balloon increases more than 1 cm^2/s it will pop</text:p>
                <text:list>
                  <text:list-item>
                    <text:p>What is the the fastest you can pump the balloon without it poping when it is 10cm in radius?? (in cm^3/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Rates Example 2</text:p>
          </draw:text-box>
        </draw:frame>
        <draw:frame presentation:style-name="pr4" draw:layer="layout" svg:width="25.199cm" svg:height="15.306cm" svg:x="1.4cm" svg:y="4.914cm" presentation:class="outline" presentation:user-transformed="true">
          <draw:text-box>
            <text:list text:style-name="L2">
              <text:list-item>
                <text:p>If the surface area of a sphereical balloon increases more than 80 <text:span text:style-name="T1">π</text:span> cm^2/s it will pop</text:p>
                <text:list>
                  <text:list-item>
                    <text:p>What is the the fastest you can pump the balloon without it poping when it is 10cm in radius? (in cm^3/s)</text:p>
                  </text:list-item>
                  <text:list-item>
                    <text:p><text:span text:style-name="T1">S(t) =</text:span> 4 <text:span text:style-name="T1">π r(t)^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A(t) = 4/3 <text:span text:style-name="T1">π r(t)^3</text:span></text:p>
                  </text:list-item>
                  <text:list-item>
                    <text:p><text:span text:style-name="T1">S' = 8 π r r'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' = 4 π r^2 r'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80π</text:span><text:span text:style-name="T1"> cm^2/s = 8π(10cm)r'</text:span><text:span text:style-name="T1"><text:tab/></text:span><text:span text:style-name="T1"><text:tab/></text:span><text:span text:style-name="T1">A' = 4 π 100 cm^2 r'</text:span></text:p>
                  </text:list-item>
                  <text:list-item>
                    <text:p><text:span text:style-name="T1">r' = (80 π cm^2/s) / (80 π cm)</text:span></text:p>
                  </text:list-item>
                  <text:list-item>
                    <text:p><text:span text:style-name="T1">r' = 1 cm/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' = 4 π 100 cm^2 1 cm/s</text:span></text:p>
                  </text:list-item>
                  <text:list-item>
                    <text:p><text:span text:style-name="T1">A' = 400 π cm^3/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Rates Example 3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1.5m person walks 1 m/s towards a streetlight that is 4m above the ground. <text:s/>What is the rate of change in the length of the person's shadow when they are 6m away from the base of the light? <text:s/>How fast is the tip of their shadow mov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Rates Example 3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4 / (x(t) + L(t)) = <text:s/>1.5 / L(t)</text:p>
                  </text:list-item>
                  <text:list-item>
                    <text:p>L = 3/5 x</text:p>
                  </text:list-item>
                  <text:list-item>
                    <text:p>L' = 3/5 x'</text:p>
                  </text:list-item>
                  <text:list-item>
                    <text:p>L' = 3/5 (-1 m/s)</text:p>
                  </text:list-item>
                  <text:list-item>
                    <text:p>L' = -3/5 m/s</text:p>
                    <text:p/>
                  </text:list-item>
                  <text:list-item>
                    <text:p>y = x + L</text:p>
                  </text:list-item>
                  <text:list-item>
                    <text:p>y' = x' + L'</text:p>
                  </text:list-item>
                  <text:list-item>
                    <text:p>y' = -1 m/s - 3/5 m/s = -8/5 m/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7.935cm" svg:x="1.4cm" svg:y="0.837cm" presentation:class="subtitle">
          <draw:text-box>
            <text:p><text:span text:style-name="T2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28M58S</meta:editing-duration>
    <meta:editing-cycles>42</meta:editing-cycles>
    <meta:generator>OpenOffice/4.1.1$Win32 OpenOffice.org_project/411m6$Build-9775</meta:generator>
    <dc:date>2016-10-23T17:24:08.44</dc:date>
    <meta:document-statistic meta:object-count="56"/>
  </office:meta>
</office:document-meta>
</file>